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1000000E1B7740BF2FE2D7BA4.jpg" manifest:media-type="image/jpeg"/>
  <manifest:file-entry manifest:full-path="Pictures/1000000000000113000000B785C585213E0FC207.jpg" manifest:media-type="image/jpeg"/>
  <manifest:file-entry manifest:full-path="Pictures/10000000000000C2000001034B6BBD75D046B15E.jpg" manifest:media-type="image/jpeg"/>
  <manifest:file-entry manifest:full-path="Pictures/10000000000000A80000012B11D54AB08F0F9C30.jpg" manifest:media-type="image/jpeg"/>
  <manifest:file-entry manifest:full-path="Pictures/1000000000000113000000B7080B3C21C54000D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1" draw:layer="layout" svg:width="29.403cm" svg:height="15.887cm" svg:x="0cm" svg:y="0cm">
          <draw:image xlink:href="Pictures/1000000000000113000000B7080B3C21C54000D9.jpg" xlink:type="simple" xlink:show="embed" xlink:actuate="onLoad" loext:mime-type="image/jpeg">
            <text:p/>
          </draw:image>
        </draw:frame>
        <draw:frame draw:style-name="gr1" draw:text-style-name="P1" draw:layer="layout" svg:width="4.444cm" svg:height="7.91cm" svg:x="1.8cm" svg:y="7.4cm">
          <draw:image xlink:href="Pictures/10000000000000A80000012B11D54AB08F0F9C30.jpg" xlink:type="simple" xlink:show="embed" xlink:actuate="onLoad" loext:mime-type="image/jpeg">
            <text:p/>
          </draw:image>
        </draw:frame>
        <draw:frame draw:style-name="gr1" draw:text-style-name="P1" draw:layer="layout" svg:width="5.132cm" svg:height="6.852cm" svg:x="21.8cm" svg:y="7.948cm">
          <draw:image xlink:href="Pictures/10000000000000C2000001034B6BBD75D046B15E.jpg" xlink:type="simple" xlink:show="embed" xlink:actuate="onLoad" loext:mime-type="image/jpeg">
            <text:p/>
          </draw:image>
        </draw:frame>
        <draw:frame draw:style-name="gr1" draw:text-style-name="P1" draw:layer="layout" svg:width="7.275cm" svg:height="4.841cm" svg:x="14.525cm" svg:y="2.8cm">
          <draw:image xlink:href="Pictures/1000000000000113000000B785C585213E0FC207.jpg" xlink:type="simple" xlink:show="embed" xlink:actuate="onLoad" loext:mime-type="image/jpeg">
            <text:p/>
          </draw:image>
        </draw:frame>
        <draw:frame draw:style-name="gr1" draw:text-style-name="P1" draw:layer="layout" svg:width="4.259cm" svg:height="5.952cm" svg:x="7.541cm" svg:y="9cm">
          <draw:image xlink:href="Pictures/10000000000000A1000000E1B7740BF2FE2D7BA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7T07:43:39.279172110</meta:creation-date>
    <dc:date>2025-10-17T07:56:35.410159736</dc:date>
    <meta:editing-duration>PT2M46S</meta:editing-duration>
    <meta:editing-cycles>1</meta:editing-cycles>
    <meta:generator>LibreOffice/6.4.7.2$Linux_X86_64 LibreOffice_project/40$Build-2</meta:generator>
    <meta:document-statistic meta:object-count="29"/>
  </office:meta>
</office:document-meta>
</file>